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89bb" officeooo:paragraph-rsid="001f89b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f89bb" officeooo:paragraph-rsid="001f89b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f89bb"/>
    </style:style>
    <style:style style:name="P4" style:family="paragraph" style:parent-style-name="Text_20_body">
      <style:text-properties officeooo:rsid="001f89bb" officeooo:paragraph-rsid="001f89bb"/>
    </style:style>
    <style:style style:name="P5" style:family="paragraph" style:parent-style-name="Text_20_body">
      <style:text-properties officeooo:rsid="00215a64" officeooo:paragraph-rsid="00215a64"/>
    </style:style>
    <style:style style:name="T1" style:family="text">
      <style:text-properties fo:font-weight="normal" officeooo:rsid="001f89b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han Robinson</text:p>
      <text:p text:style-name="P2">17 Tiger Lily Lane</text:p>
      <text:p text:style-name="P2">Cape Elizabeth, ME 04107</text:p>
      <text:p text:style-name="P2"/>
      <text:p text:style-name="P3"><text:span text:style-name="T1">Phone: (207) 303-9817<text:tab/><text:tab/><text:tab/><text:tab/><text:tab/><text:tab/>Email: </text:span><text:a xlink:type="simple" xlink:href="mailto:nrobinson2000@me.com" text:style-name="Internet_20_link" text:visited-style-name="Visited_20_Internet_20_Link"><text:span text:style-name="T1">nrobinson2000@me.com</text:span></text:a></text:p>
      <text:p text:style-name="Horizontal_20_Line"/>
      <text:p text:style-name="P4"/>
      <text:p text:style-name="P4">March 26, 2017</text:p>
      <text:p text:style-name="P4"/>
      <text:p text:style-name="P4">Dear Sir or Madam,</text:p>
      <text:p text:style-name="P4"/>
      <text:p text:style-name="P5">I am writ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1:06:37.157313559</meta:creation-date>
    <dc:date>2017-03-26T21:44:47.831724857</dc:date>
    <meta:editing-duration>PT28M</meta:editing-duration>
    <meta:editing-cycles>1</meta:editing-cycles>
    <meta:document-statistic meta:table-count="0" meta:image-count="0" meta:object-count="0" meta:page-count="1" meta:paragraph-count="7" meta:word-count="25" meta:character-count="154" meta:non-whitespace-character-count="131"/>
    <meta:generator>LibreOffice/5.1.6.2$Linux_X86_64 LibreOffice_project/10m0$Build-2</meta:generator>
  </office:meta>
</office:document-meta>
</file>